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Credential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Credential.SourceCredential( String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Credential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Credential.SourceCredential( String principal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Credential.setPrincipal( String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Credential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